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Make sure you have crawled data available and also uploaded to GitHub. Open the raw storage file:</text:p>
      <text:p text:style-name="Text_20_body">   data/storage/p.data</text:p>
      <text:p text:style-name="Text_20_body"> </text:p>
      <text:p text:style-name="Text_20_body">2. Find a word that appears on multiple different URLs (e.g., python, program, page).</text:p>
      <text:p text:style-name="Text_20_body">   Write down the word you chose: ___________</text:p>
      <text:p text:style-name="Text_20_body"> </text:p>
      <text:p text:style-name="Text_20_body">3. For that word, copy 3 entries from the file (each line is: word url origin depth frequency):</text:p>
      <text:p text:style-name="Text_20_body">   Entry 1: ___________</text:p>
      <text:p text:style-name="Text_20_body">   Entry 2: ___________</text:p>
      <text:p text:style-name="Text_20_body">   Entry 3: ___________</text:p>
      <text:p text:style-name="Text_20_body"> </text:p>
      <text:p text:style-name="Text_20_body">4. Now search for that word via the API:</text:p>
      <text:p text:style-name="Text_20_body">   GET http://localhost:3600/search?query=&lt;your_word&gt;&amp;sortBy=relevance</text:p>
      <text:p text:style-name="Text_20_body"> </text:p>
      <text:p text:style-name="Text_20_body">5. Write down the #1 result's URL and relevance_score:</text:p>
      <text:p text:style-name="Text_20_body">   - URL: ___________</text:p>
      <text:p text:style-name="Text_20_body">   - relevance_score: ___________</text:p>
      <text:p text:style-name="Text_20_body"> </text:p>
      <text:p text:style-name="Text_20_body">6. Now manually calculate the score for each of your 3 entries using the formula:</text:p>
      <text:p text:style-name="Text_20_body">   score = (frequency x 10) + 1000 (exact match bonus) - (depth x 5)</text:p>
      <text:p text:style-name="Text_20_body"> </text:p>
      <text:p text:style-name="Text_20_body">   - Entry 1 score: ( ___ x 10 ) + 1000 - ( ___ x 5 ) = ___________</text:p>
      <text:p text:style-name="Text_20_body">   - Entry 2 score: ( ___ x 10 ) + 1000 - ( ___ x 5 ) = ___________</text:p>
      <text:p text:style-name="Text_20_body">   - Entry 3 score: ( ___ x 10 ) + 1000 - ( ___ x 5 ) = ___________</text:p>
      <text:p text:style-name="Text_20_body"> </text:p>
      <text:p text:style-name="Text_20_body">7. Does the highest score you calculated match the API's #1 result? Yes / No: ___________</text:p>
      <text:p text:style-name="Text_20_body"> </text:p>
      <text:p text:style-name="Text_20_body">8. How could you enhance the process in a Chain-of-Thought Manner. Explai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00:45:21.053705316</meta:creation-date>
    <dc:date>2026-03-24T00:45:50.580897562</dc:date>
    <meta:editing-duration>PT30S</meta:editing-duration>
    <meta:editing-cycles>1</meta:editing-cycles>
    <meta:document-statistic meta:table-count="0" meta:image-count="0" meta:object-count="0" meta:page-count="1" meta:paragraph-count="28" meta:word-count="207" meta:character-count="1156" meta:non-whitespace-character-count="925"/>
    <meta:generator>LibreOffice/24.2.7.2$Linux_X86_64 LibreOffice_project/420$Build-2</meta:generator>
  </office:meta>
</office:document-meta>
</file>